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</style:style>
    <style:style style:name="T397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158019309BR</text:p>
        </text:list-item>
        <text:list-item>
          <text:p text:style-name="P305">SY422772210BR</text:p>
        </text:list-item>
        <text:list-item>
          <text:p text:style-name="P306">AA158684301BR</text:p>
        </text:list-item>
        <text:list-item>
          <text:p text:style-name="P307">AK185541143BR</text:p>
        </text:list-item>
        <text:list-item>
          <text:p text:style-name="P308">AA156957603BR</text:p>
        </text:list-item>
        <text:list-item>
          <text:p text:style-name="P309">AA158317259BR</text:p>
        </text:list-item>
        <text:list-item>
          <text:p text:style-name="P310">AA157920595BR</text:p>
        </text:list-item>
        <text:list-item>
          <text:p text:style-name="P311">AA158062341BR</text:p>
        </text:list-item>
        <text:list-item>
          <text:p text:style-name="P312">AA158306865BR</text:p>
        </text:list-item>
        <text:list-item>
          <text:p text:style-name="P313">AA156977639BR</text:p>
        </text:list-item>
        <text:list-item>
          <text:p text:style-name="P314">AA156947393BR</text:p>
        </text:list-item>
        <text:list-item>
          <text:p text:style-name="P315">AA158677464BR</text:p>
        </text:list-item>
        <text:list-item>
          <text:p text:style-name="P316">AK184893594BR</text:p>
        </text:list-item>
        <text:list-item>
          <text:p text:style-name="P317">AK184395400BR</text:p>
        </text:list-item>
        <text:list-item>
          <text:p text:style-name="P318">AA157774473BR</text:p>
        </text:list-item>
        <text:list-item>
          <text:p text:style-name="P319">AA156947889BR</text:p>
        </text:list-item>
        <text:list-item>
          <text:p text:style-name="P320">AA157709205BR</text:p>
        </text:list-item>
        <text:list-item>
          <text:p text:style-name="P321">AK184667774BR</text:p>
        </text:list-item>
        <text:list-item>
          <text:p text:style-name="P322">AA158735175BR</text:p>
        </text:list-item>
        <text:list-item>
          <text:p text:style-name="P323">AK185919253BR</text:p>
        </text:list-item>
        <text:list-item>
          <text:p text:style-name="P324">AA159254762BR</text:p>
        </text:list-item>
        <text:list-item>
          <text:p text:style-name="P325">AA159037290BR</text:p>
        </text:list-item>
        <text:list-item>
          <text:p text:style-name="P326">AA159023145BR</text:p>
        </text:list-item>
        <text:list-item>
          <text:p text:style-name="P327">AA159501251BR</text:p>
        </text:list-item>
        <text:list-item>
          <text:p text:style-name="P328">AA157955422BR</text:p>
        </text:list-item>
        <text:list-item>
          <text:p text:style-name="P329">AA159386468BR</text:p>
        </text:list-item>
        <text:list-item>
          <text:p text:style-name="P330">AA158746394BR</text:p>
        </text:list-item>
        <text:list-item>
          <text:p text:style-name="P331">AK185821421BR</text:p>
        </text:list-item>
        <text:list-item>
          <text:p text:style-name="P332">AK186085652BR</text:p>
        </text:list-item>
        <text:list-item>
          <text:p text:style-name="P333">AA159192087BR</text:p>
        </text:list-item>
        <text:list-item>
          <text:p text:style-name="P334">AA159543716BR</text:p>
        </text:list-item>
        <text:list-item>
          <text:p text:style-name="P335">AK185765659BR</text:p>
        </text:list-item>
        <text:list-item>
          <text:p text:style-name="P336">AK183945525BR</text:p>
        </text:list-item>
        <text:list-item>
          <text:p text:style-name="P337">AK184627758BR</text:p>
        </text:list-item>
        <text:list-item>
          <text:p text:style-name="P338">AA158335306BR</text:p>
        </text:list-item>
        <text:list-item>
          <text:p text:style-name="P339">AA158354375BR</text:p>
        </text:list-item>
        <text:list-item>
          <text:p text:style-name="P340">AK183815366BR</text:p>
        </text:list-item>
        <text:list-item>
          <text:p text:style-name="P341">AA157302709BR</text:p>
        </text:list-item>
        <text:list-item>
          <text:p text:style-name="P342">AA157899663BR</text:p>
        </text:list-item>
        <text:list-item>
          <text:p text:style-name="P343">AA159479403BR</text:p>
        </text:list-item>
        <text:list-item>
          <text:p text:style-name="P344">AA158878510BR</text:p>
        </text:list-item>
        <text:list-item>
          <text:p text:style-name="P345">AK185443092BR</text:p>
        </text:list-item>
        <text:list-item>
          <text:p text:style-name="P346">AA159182354BR</text:p>
        </text:list-item>
        <text:list-item>
          <text:p text:style-name="P347">AK186195454BR</text:p>
        </text:list-item>
        <text:list-item>
          <text:p text:style-name="P348">AA159059940BR</text:p>
        </text:list-item>
        <text:list-item>
          <text:p text:style-name="P349">AA159495088BR</text:p>
        </text:list-item>
        <text:list-item>
          <text:p text:style-name="P350">AK186010552BR</text:p>
        </text:list-item>
        <text:list-item>
          <text:p text:style-name="P351">AA158317815BR</text:p>
        </text:list-item>
        <text:list-item>
          <text:p text:style-name="P352">AK185832185BR</text:p>
        </text:list-item>
        <text:list-item>
          <text:p text:style-name="P353">AK184973598BR</text:p>
        </text:list-item>
        <text:list-item>
          <text:p text:style-name="P354">AK183481566BR</text:p>
        </text:list-item>
        <text:list-item>
          <text:p text:style-name="P355">AA158014350BR</text:p>
        </text:list-item>
        <text:list-item>
          <text:p text:style-name="P356">AK183181875BR</text:p>
        </text:list-item>
        <text:list-item>
          <text:p text:style-name="P357">AK185886949BR</text:p>
        </text:list-item>
        <text:list-item>
          <text:p text:style-name="P358">AK185738738BR</text:p>
        </text:list-item>
        <text:list-item>
          <text:p text:style-name="P359">AK183226501BR</text:p>
        </text:list-item>
        <text:list-item>
          <text:p text:style-name="P360">AA158318121BR</text:p>
        </text:list-item>
        <text:list-item>
          <text:p text:style-name="P361">AA157962454BR</text:p>
        </text:list-item>
        <text:list-item>
          <text:p text:style-name="P362">AA157965291BR</text:p>
        </text:list-item>
        <text:list-item>
          <text:p text:style-name="P363">AK184421665BR</text:p>
        </text:list-item>
        <text:list-item>
          <text:p text:style-name="P364">AK184171526BR</text:p>
        </text:list-item>
        <text:list-item>
          <text:p text:style-name="P365">AK184115538BR</text:p>
        </text:list-item>
        <text:list-item>
          <text:p text:style-name="P366">AK183289682BR</text:p>
        </text:list-item>
        <text:list-item>
          <text:p text:style-name="P367">AK184056300BR</text:p>
        </text:list-item>
        <text:list-item>
          <text:p text:style-name="P368">AK186146008BR</text:p>
        </text:list-item>
        <text:list-item>
          <text:p text:style-name="P369">AK185543802BR</text:p>
        </text:list-item>
        <text:list-item>
          <text:p text:style-name="P370">AA158060306BR</text:p>
        </text:list-item>
        <text:list-item>
          <text:p text:style-name="P371">AK186031040BR</text:p>
        </text:list-item>
        <text:list-item>
          <text:p text:style-name="P372">AK185747315BR</text:p>
        </text:list-item>
        <text:list-item>
          <text:p text:style-name="P373">AK184696064BR</text:p>
        </text:list-item>
        <text:list-item>
          <text:p text:style-name="P374">AA158016483BR</text:p>
        </text:list-item>
        <text:list-item>
          <text:p text:style-name="P375">AK183693605BR</text:p>
        </text:list-item>
        <text:list-item>
          <text:p text:style-name="P376">AK183666865BR</text:p>
        </text:list-item>
        <text:list-item>
          <text:p text:style-name="P377">AK184297521BR</text:p>
        </text:list-item>
        <text:list-item>
          <text:p text:style-name="P378">AK184238449BR</text:p>
        </text:list-item>
        <text:list-item>
          <text:p text:style-name="P379">AA158331746BR</text:p>
        </text:list-item>
        <text:list-item>
          <text:p text:style-name="P380">AK183878335BR</text:p>
        </text:list-item>
        <text:list-item>
          <text:p text:style-name="P381">AA158317863BR</text:p>
        </text:list-item>
        <text:list-item>
          <text:p text:style-name="P382">AK187276667BR</text:p>
        </text:list-item>
        <text:list-item>
          <text:p text:style-name="P383">AK187282248BR</text:p>
        </text:list-item>
        <text:list-item>
          <text:p text:style-name="P384">AK187276865BR</text:p>
        </text:list-item>
        <text:list-item>
          <text:p text:style-name="P385">AK184854689BR</text:p>
        </text:list-item>
        <text:list-item>
          <text:p text:style-name="P386">AK187282883BR</text:p>
        </text:list-item>
        <text:list-item>
          <text:p text:style-name="P387">AA157149735BR</text:p>
        </text:list-item>
        <text:list-item>
          <text:p text:style-name="P388">AK184565302BR</text:p>
        </text:list-item>
        <text:list-item>
          <text:p text:style-name="P389">AA158109914BR</text:p>
        </text:list-item>
        <text:list-item>
          <text:p text:style-name="P390">AK185128127BR</text:p>
        </text:list-item>
        <text:list-item>
          <text:p text:style-name="P391">AK187282185BR</text:p>
        </text:list-item>
        <text:list-item>
          <text:p text:style-name="P392">AK187282194BR</text:p>
        </text:list-item>
        <text:list-item>
          <text:p text:style-name="P393">AA159142987BR</text:p>
        </text:list-item>
        <text:list-item>
          <text:p text:style-name="P394">AK186172285BR</text:p>
        </text:list-item>
        <text:list-item>
          <text:p text:style-name="P395">AK185665085BR</text:p>
        </text:list-item>
        <text:list-item>
          <text:p text:style-name="P396"><text:span text:style-name="T397">AK185697110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93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4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4T20:43:00Z</meta:creation-date>
    <dc:date>2024-07-04T20:43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203" meta:character-count="1300" meta:row-count="9" meta:non-whitespace-character-count="1099"/>
  </office:meta>
</office:document-meta>
</file>